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b4a30" officeooo:paragraph-rsid="001b4a3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4a30" officeooo:paragraph-rsid="001b4a30" style:font-size-asian="10.5pt" style:font-size-complex="12pt"/>
    </style:style>
    <style:style style:name="P3" style:family="paragraph" style:parent-style-name="Header">
      <style:paragraph-properties fo:text-align="end" style:justify-single-word="false"/>
      <style:text-properties officeooo:rsid="0019c503" officeooo:paragraph-rsid="0019c5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359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nomics in the online game <text:span text:style-name="T1">Team Fortress 2</text:span></text:p>
      <text:p text:style-name="P1"><text:span text:style-name="T2"/></text:p>
      <text:p text:style-name="P2"><text:span text:style-name="T2"><text:tab/></text:span><text:span text:style-name="T1">Team Fortress 2</text:span><text:span text:style-name="T2">, by Valve Software, is an online multiplayer game. Released in 2007, what was once a purely casual game has morphed into a competitive eSport with multiple competitive leagues and worldwide tournaments. However, what’s more interesting than the game’s competitive scene is the virtual economy surrounding the game and the trade of in-game cosmetics and items. Stemming from a <text:s/>2010 update adding in-game item trading, </text:span><text:span text:style-name="T3">the virtual economy has grown to immense sizes, with hundreds of accompanying community-made websites for everything from item classified listings to economy information and prediction blog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c503" officeooo:paragraph-rsid="0019c50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lomon Greenberg</text:p>
        <text:p text:style-name="MP1">2016/05/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0:17:13.405183541</meta:creation-date>
    <dc:date>2016-05-24T10:45:56.899094069</dc:date>
    <meta:editing-duration>PT7M43S</meta:editing-duration>
    <meta:editing-cycles>1</meta:editing-cycles>
    <meta:generator>LibreOffice/5.1.3.2$Linux_X86_64 LibreOffice_project/10m0$Build-2</meta:generator>
    <meta:document-statistic meta:table-count="0" meta:image-count="0" meta:object-count="0" meta:page-count="1" meta:paragraph-count="4" meta:word-count="104" meta:character-count="698" meta:non-whitespace-character-count="595"/>
  </office:meta>
</office:document-meta>
</file>